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istFiles( java . io . FilenameFil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getPar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File( java . io . File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createTempFil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Fil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ist( java . io . FilenameFil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renameTo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createTempFile( java . lang . String var0 , java . lang . String var1 , java . io . Fil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istFiles( java . io . FileFil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deleteOn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ist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getCanonica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setLastModified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compareTo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get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s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mk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Fil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getAbsolu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getCanonic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mk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createNew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lis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